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6cm" draw:marker-end-width="0.36cm" draw:fill="solid" draw:fill-color="#e6e6e6" draw:textarea-horizontal-align="justify" draw:textarea-vertical-align="middle" draw:auto-grow-height="false" fo:min-height="0.85cm" fo:min-width="20.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min-height="2.049cm" fo:min-width="21.8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3465a4" draw:fill="gradient" draw:fill-color="#000000" draw:fill-gradient-name="Gradient_20_3" draw:gradient-step-count="256" draw:textarea-horizontal-align="justify" draw:textarea-vertical-align="middle" draw:auto-grow-height="false" fo:min-height="0.804cm" fo:min-width="3.354cm"/>
    </style:style>
    <style:style style:name="gr4" style:family="graphic" style:parent-style-name="standard">
      <style:graphic-properties draw:stroke="none" svg:stroke-color="#3465a4" draw:fill="gradient" draw:fill-color="#000000" draw:fill-gradient-name="Gradient_20_4" draw:gradient-step-count="256" draw:textarea-horizontal-align="justify" draw:textarea-vertical-align="middle" draw:auto-grow-height="false" fo:min-height="0.804cm" fo:min-width="3.354cm"/>
    </style:style>
    <style:style style:name="gr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95cm" fo:min-width="7.5cm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834cm" fo:min-width="2.784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734cm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fo:font-size="18pt"/>
    </style:style>
    <style:style style:name="P3" style:family="paragraph">
      <loext:graphic-properties draw:fill="gradient" draw:fill-color="#000000" draw:fill-gradient-name="Gradient_20_3" draw:gradient-step-count="256"/>
      <style:paragraph-properties fo:text-align="center"/>
    </style:style>
    <style:style style:name="P4" style:family="paragraph">
      <loext:graphic-properties draw:fill="gradient" draw:fill-color="#000000" draw:fill-gradient-name="Gradient_20_4" draw:gradient-step-count="256"/>
      <style:paragraph-properties fo:text-align="center"/>
    </style:style>
    <style:style style:name="P5" style:family="paragraph"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solid" draw:fill-color="#000000"/>
      <style:paragraph-properties fo:text-align="center"/>
      <style:text-properties fo:font-size="20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2.4cm" svg:height="2.399cm" svg:x="5.6cm" svg:y="5.5cm">
          <text:p text:style-name="P1"><text:span text:style-name="T1">constrained semantics enable better optimisations</text:span></text:p>
          <draw:enhanced-geometry svg:viewBox="0 0 21600 21600" draw:text-areas="0 ?f0 ?f5 ?f2" draw:type="right-arrow" draw:modifiers="19284.853354760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2.4cm" svg:height="2.399cm" svg:x="2.2cm" svg:y="7.7cm">
          <text:p text:style-name="P1"><text:span text:style-name="T1">flexibility to express </text:span><text:span text:style-name="T1">programs from more </text:span><text:span text:style-name="T1">domains</text:span></text:p>
          <draw:enhanced-geometry svg:viewBox="0 0 21600 21600" draw:mirror-horizontal="true" draw:text-areas="0 ?f0 ?f5 ?f2" draw:type="right-arrow" draw:modifiers="19285.81759742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3" draw:layer="layout" svg:width="4cm" svg:height="1.2cm" svg:x="8.1cm" svg:y="0.1cm"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4496.253122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4cm" svg:height="1.2cm" svg:x="0.1cm" svg:y="0.1cm">
            <text:p text:style-name="P1"/>
            <draw:enhanced-geometry svg:viewBox="0 0 21600 21600" draw:path-stretchpoint-x="10800" draw:path-stretchpoint-y="10800" draw:text-areas="?f3 ?f4 ?f5 ?f6" draw:mirror-vertical="false" draw:mirror-horizontal="false" draw:type="round-rectangle" draw:modifiers="4496.253122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8cm" svg:height="1.2cm" svg:x="2.099cm" svg:y="0.1cm">
            <text:p text:style-name="P5"><text:span text:style-name="T2">genera</text:span><text:span text:style-name="T2">l </text:span><text:span text:style-name="T2">purpos</text:span><text:span text:style-name="T2">e </text:span><text:span text:style-name="T2">langua</text:span><text:span text:style-name="T2">g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4cm" svg:height="1.2cm" svg:x="17.1cm" svg:y="1.6cm">
            <text:p/>
            <draw:enhanced-geometry svg:viewBox="0 0 21600 21600" draw:path-stretchpoint-x="10800" draw:path-stretchpoint-y="10800" draw:text-areas="?f3 ?f4 ?f5 ?f6" draw:type="round-rectangle" draw:modifiers="4496.253122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4cm" svg:height="1.2cm" svg:x="9.1cm" svg:y="1.6cm">
            <text:p/>
            <draw:enhanced-geometry svg:viewBox="0 0 21600 21600" draw:path-stretchpoint-x="10800" draw:path-stretchpoint-y="10800" draw:text-areas="?f3 ?f4 ?f5 ?f6" draw:mirror-vertical="false" draw:mirror-horizontal="false" draw:type="round-rectangle" draw:modifiers="4496.253122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8cm" svg:height="1.2cm" svg:x="11.099cm" svg:y="1.6cm">
            <text:p text:style-name="P5"><text:span text:style-name="T2">domain </text:span><text:span text:style-name="T2">specific </text:span><text:span text:style-name="T2">langua</text:span><text:span text:style-name="T2">g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4cm" svg:height="1.2cm" svg:x="26.2cm" svg:y="0.1cm">
            <text:p/>
            <draw:enhanced-geometry svg:viewBox="0 0 21600 21600" draw:path-stretchpoint-x="10800" draw:path-stretchpoint-y="10800" draw:text-areas="?f3 ?f4 ?f5 ?f6" draw:type="round-rectangle" draw:modifiers="4496.253122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4cm" svg:height="1.2cm" svg:x="18.2cm" svg:y="0.1cm">
            <text:p/>
            <draw:enhanced-geometry svg:viewBox="0 0 21600 21600" draw:path-stretchpoint-x="10800" draw:path-stretchpoint-y="10800" draw:text-areas="?f3 ?f4 ?f5 ?f6" draw:mirror-vertical="false" draw:mirror-horizontal="false" draw:type="round-rectangle" draw:modifiers="4496.253122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8cm" svg:height="1.2cm" svg:x="20.199cm" svg:y="0.1cm">
            <text:p text:style-name="P5"><text:span text:style-name="T2">acceller</text:span><text:span text:style-name="T2">ator </text:span><text:span text:style-name="T2">libraries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7" draw:layer="layout" svg:width="3.4cm" svg:height="1.2cm" svg:x="3.9cm" svg:y="2.1cm">
          <text:p text:style-name="P1">C/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4cm" svg:height="1.2cm" svg:x="17.3cm" svg:y="3.4cm">
          <text:p text:style-name="P1">pyTo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4cm" svg:height="1.2cm" svg:x="5.9cm" svg:y="4.1cm">
          <text:p text:style-name="P1">Fort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4cm" svg:height="1.2cm" svg:x="9.698cm" svg:y="3.4cm">
          <text:p text:style-name="P1">Open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4cm" svg:height="1.2cm" svg:x="13.5cm" svg:y="4.1cm">
          <text:p text:style-name="P1">Hal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4cm" svg:height="1.2cm" svg:x="21.1cm" svg:y="4.1cm">
          <text:p text:style-name="P1">FFTW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4cm" svg:height="1.2cm" svg:x="23.1cm" svg:y="2.1cm">
          <text:p text:style-name="P1">B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0000" draw:start-intensity="100%" draw:end-intensity="100%" draw:angle="900" draw:border="0%"/>
    <draw:gradient draw:name="Gradient_20_2" draw:display-name="Gradient 2" draw:style="linear" draw:start-color="#000000" draw:end-color="#ffffff" draw:start-intensity="100%" draw:end-intensity="100%" draw:angle="900" draw:border="0%"/>
    <draw:gradient draw:name="Gradient_20_3" draw:display-name="Gradient 3" draw:style="linear" draw:start-color="#000000" draw:end-color="#ffffff" draw:start-intensity="100%" draw:end-intensity="100%" draw:angle="900" draw:border="50%"/>
    <draw:gradient draw:name="Gradient_20_4" draw:display-name="Gradient 4" draw:style="linear" draw:start-color="#000000" draw:end-color="#ffffff" draw:start-intensity="100%" draw:end-intensity="100%" draw:angle="2700" draw:border="50%"/>
    <draw:gradient draw:name="Shapes" draw:style="rectangular" draw:cx="50%" draw:cy="50%" draw:start-color="#cccccc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gradient draw:name="gradient" draw:style="radial" draw:cx="50%" draw:cy="50%" draw:start-color="#ffffff" draw:end-color="#0000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2cm" fo:page-height="10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138cm" svg:x="1cm" svg:y="4.351cm"/>
      <draw:page-thumbnail draw:layer="backgroundobjects" svg:width="9.294cm" svg:height="3.138cm" svg:x="1cm" svg:y="12.399cm"/>
      <draw:page-thumbnail draw:layer="backgroundobjects" svg:width="9.294cm" svg:height="3.138cm" svg:x="1cm" svg:y="20.447cm"/>
      <draw:page-thumbnail draw:layer="backgroundobjects" svg:width="9.294cm" svg:height="3.138cm" svg:x="11.295cm" svg:y="4.351cm"/>
      <draw:page-thumbnail draw:layer="backgroundobjects" svg:width="9.294cm" svg:height="3.138cm" svg:x="11.295cm" svg:y="12.399cm"/>
      <draw:page-thumbnail draw:layer="backgroundobjects" svg:width="9.294cm" svg:height="3.138cm" svg:x="11.295cm" svg:y="20.447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48:03.676446366</meta:creation-date>
    <dc:date>2019-09-18T19:04:59.236601139</dc:date>
    <meta:editing-duration>PT43M34S</meta:editing-duration>
    <meta:editing-cycles>6</meta:editing-cycles>
    <meta:generator>LibreOffice/6.2.6.2$Linux_X86_64 LibreOffice_project/20$Build-2</meta:generator>
    <meta:document-statistic meta:object-count="44"/>
  </office:meta>
</office:document-meta>
</file>